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2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999cm" svg:height="0.712cm" svg:x="3.814cm" svg:y="2.562cm">
          <draw:text-box>
            <text:p text:style-name="P1"><text:span text:style-name="T1">Alumnos examen final comprobaciones</text:span></text:p>
          </draw:text-box>
        </draw:frame>
        <draw:frame draw:style-name="gr2" draw:text-style-name="P3" draw:layer="layout" svg:width="2.474cm" svg:height="0.433cm" svg:x="3.814cm" svg:y="4.415cm">
          <draw:text-box>
            <text:p text:style-name="P1"><text:span text:style-name="T2">Hola a tod@s </text:span></text:p>
          </draw:text-box>
        </draw:frame>
        <draw:frame draw:style-name="gr2" draw:text-style-name="P3" draw:layer="layout" svg:width="9.679cm" svg:height="0.433cm" svg:x="3.814cm" svg:y="5.438cm">
          <draw:text-box>
            <text:p text:style-name="P1"><text:span text:style-name="T2">Antes de hacer el examen final hay que comprobar que:</text:span></text:p>
          </draw:text-box>
        </draw:frame>
        <draw:frame draw:style-name="gr2" draw:text-style-name="P3" draw:layer="layout" svg:width="0.387cm" svg:height="0.433cm" svg:x="4.449cm" svg:y="6.461cm">
          <draw:text-box>
            <text:p text:style-name="P1"><text:span text:style-name="T2">1.</text:span></text:p>
          </draw:text-box>
        </draw:frame>
        <draw:frame draw:style-name="gr2" draw:text-style-name="P3" draw:layer="layout" svg:width="13.379cm" svg:height="0.433cm" svg:x="5.084cm" svg:y="6.461cm">
          <draw:text-box>
            <text:p text:style-name="P1"><text:span text:style-name="T2">Mirar en netacad en el calificador que tenéis aprobados todos los exámenes, </text:span></text:p>
          </draw:text-box>
        </draw:frame>
        <draw:frame draw:style-name="gr2" draw:text-style-name="P3" draw:layer="layout" svg:width="8.443cm" svg:height="0.433cm" svg:x="5.084cm" svg:y="6.973cm">
          <draw:text-box>
            <text:p text:style-name="P1"><text:span text:style-name="T2">prácticas y actividades con nota superior al 70%.</text:span></text:p>
          </draw:text-box>
        </draw:frame>
        <draw:frame draw:style-name="gr2" draw:text-style-name="P3" draw:layer="layout" svg:width="0.387cm" svg:height="0.433cm" svg:x="4.449cm" svg:y="7.484cm">
          <draw:text-box>
            <text:p text:style-name="P1"><text:span text:style-name="T2">2.</text:span></text:p>
          </draw:text-box>
        </draw:frame>
        <draw:frame draw:style-name="gr2" draw:text-style-name="P3" draw:layer="layout" svg:width="12.859cm" svg:height="0.433cm" svg:x="5.084cm" svg:y="7.484cm">
          <draw:text-box>
            <text:p text:style-name="P1"><text:span text:style-name="T2">Mirando en mentor comprobar que estáis al corrientes de pagos el día del </text:span></text:p>
          </draw:text-box>
        </draw:frame>
        <draw:frame draw:style-name="gr2" draw:text-style-name="P3" draw:layer="layout" svg:width="1.492cm" svg:height="0.433cm" svg:x="5.084cm" svg:y="7.996cm">
          <draw:text-box>
            <text:p text:style-name="P1"><text:span text:style-name="T2">examen.</text:span></text:p>
          </draw:text-box>
        </draw:frame>
        <draw:frame draw:style-name="gr2" draw:text-style-name="P3" draw:layer="layout" svg:width="0.387cm" svg:height="0.433cm" svg:x="4.449cm" svg:y="8.507cm">
          <draw:text-box>
            <text:p text:style-name="P1"><text:span text:style-name="T2">3.</text:span></text:p>
          </draw:text-box>
        </draw:frame>
        <draw:frame draw:style-name="gr2" draw:text-style-name="P3" draw:layer="layout" svg:width="13.206cm" svg:height="0.433cm" svg:x="5.084cm" svg:y="8.507cm">
          <draw:text-box>
            <text:p text:style-name="P1"><text:span text:style-name="T2">Comprobad que en netacad en el formulario examen final dia y hora, <text:s/>estais </text:span></text:p>
          </draw:text-box>
        </draw:frame>
        <draw:frame draw:style-name="gr2" draw:text-style-name="P3" draw:layer="layout" svg:width="9.049cm" svg:height="0.433cm" svg:x="5.084cm" svg:y="9.019cm">
          <draw:text-box>
            <text:p text:style-name="P1"><text:span text:style-name="T2">apuntados el dia y hora del examen y recuperación. </text:span></text:p>
          </draw:text-box>
        </draw:frame>
        <draw:frame draw:style-name="gr2" draw:text-style-name="P3" draw:layer="layout" svg:width="4.375cm" svg:height="0.433cm" svg:x="3.814cm" svg:y="10.042cm">
          <draw:text-box>
            <text:p text:style-name="P1"><text:span text:style-name="T2">Un saludo. Paco Aldarias</text:span></text:p>
          </draw:text-box>
        </draw:frame>
        <draw:frame draw:style-name="gr2" draw:text-style-name="P3" draw:layer="layout" svg:width="2.445cm" svg:height="0.433cm" svg:x="3.814cm" svg:y="10.553cm">
          <draw:text-box>
            <text:p text:style-name="P1"><text:span text:style-name="T2">Tutor Mentor 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0cm" fo:margin-left="3.8cm" fo:margin-right="5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11:44:14.943046087</dc:date>
    <meta:editing-duration>PT25S</meta:editing-duration>
    <meta:editing-cycles>1</meta:editing-cycles>
    <meta:document-statistic meta:object-count="14"/>
    <meta:generator>LibreOffice/24.2.7.2$Linux_X86_64 LibreOffice_project/420$Build-2</meta:generator>
  </office:meta>
</office:document-meta>
</file>